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User_20_Index_20_Heading">
      <style:paragraph-properties fo:text-align="center" style:justify-single-word="false"/>
    </style:style>
    <style:style style:name="P2" style:family="paragraph" style:parent-style-name="Title">
      <style:paragraph-properties fo:margin-left="0in" fo:margin-right="0.0398in" fo:margin-top="1.1811in" fo:margin-bottom="1.1811in" loext:contextual-spacing="false" fo:line-height="100%" fo:text-align="center" style:justify-single-word="false" fo:text-indent="0.3937in" style:auto-text-indent="false" fo:break-before="page"/>
      <style:text-properties style:font-name="Liberation Sans" fo:font-weight="bold" officeooo:rsid="00206a43" officeooo:paragraph-rsid="000e138e" style:font-weight-asian="bold" style:font-weight-complex="bold"/>
    </style:style>
    <style:style style:name="P3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005e6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1d479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8afff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005e6" officeooo:paragraph-rsid="001005e6" style:font-size-asian="10.5pt" style:font-weight-asian="bold" style:font-size-complex="10.5pt" style:font-weight-complex="bold"/>
    </style:style>
    <style:style style:name="P10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6694a" officeooo:paragraph-rsid="0016694a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04a1e" officeooo:paragraph-rsid="0021707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officeooo:rsid="001fa3e9" officeooo:paragraph-rsid="001fa3e9"/>
    </style:style>
    <style:style style:name="P13" style:family="paragraph" style:parent-style-name="Text_20_body">
      <style:paragraph-properties fo:text-align="start" style:justify-single-word="false"/>
      <style:text-properties officeooo:rsid="001fa3e9" officeooo:paragraph-rsid="00203bd3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1fa3e9" officeooo:paragraph-rsid="001fa3e9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203bd3" officeooo:paragraph-rsid="00203bd3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fo:font-weight="bold" officeooo:rsid="00203bd3" officeooo:paragraph-rsid="00203bd3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204a1e" officeooo:paragraph-rsid="0021707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normal" officeooo:rsid="00203bd3" officeooo:paragraph-rsid="00203bd3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2pt" fo:font-weight="normal" officeooo:rsid="0022d9e3" officeooo:paragraph-rsid="0022d9e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.0972in" loext:contextual-spacing="false" fo:line-height="0.2472in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22" style:family="paragraph" style:parent-style-name="Text_20_body">
      <style:paragraph-properties fo:margin-top="0in" fo:margin-bottom="0.0972in" loext:contextual-spacing="false" fo:line-height="0.2472in" fo:text-align="start" style:justify-single-word="false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23" style:family="paragraph" style:parent-style-name="Heading_20_1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4" style:family="paragraph" style:parent-style-name="Index">
      <style:paragraph-properties fo:text-align="start" style:justify-single-word="false"/>
      <style:text-properties officeooo:paragraph-rsid="001ec3e4"/>
    </style:style>
    <style:style style:name="P25" style:family="paragraph" style:parent-style-name="Index">
      <style:paragraph-properties fo:line-height="115%"/>
      <style:text-properties officeooo:paragraph-rsid="001ec3e4"/>
    </style:style>
    <style:style style:name="P26" style:family="paragraph" style:parent-style-name="Text_20_body">
      <style:paragraph-properties fo:line-height="150%"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04a1e" officeooo:paragraph-rsid="00204a1e" style:font-weight-asian="normal" style:font-weight-complex="normal"/>
    </style:style>
    <style:style style:name="P28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29" style:family="paragraph" style:parent-style-name="Heading_20_2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0" style:family="paragraph" style:parent-style-name="Heading_20_3">
      <style:paragraph-properties fo:text-align="center" style:justify-single-word="false"/>
      <style:text-properties fo:font-size="14pt" officeooo:paragraph-rsid="00203bd3" style:font-size-asian="14pt" style:font-size-complex="14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weight-asian="normal" style:font-weight-complex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ec3e4" style:font-weight-asian="normal" style:font-weight-complex="normal"/>
    </style:style>
    <style:style style:name="T8" style:family="text">
      <style:text-properties fo:font-variant="normal" fo:text-transform="none" fo:color="#24292e" style:text-line-through-style="none" style:text-line-through-type="none" style:font-name="apple-system1" fo:font-size="12pt" fo:letter-spacing="normal" fo:font-style="normal" style:text-underline-style="none" fo:font-weight="normal" officeooo:rsid="001ec3e4" style:text-blinking="false" style:font-weight-asian="normal" style:font-weight-complex="normal"/>
    </style:style>
    <style:style style:name="T9" style:family="text">
      <style:text-properties fo:font-variant="normal" fo:text-transform="none" fo:color="#24292e" style:font-name="apple-system1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1" style:family="text">
      <style:text-properties fo:color="#666666" fo:font-size="28pt" fo:font-style="normal" style:text-underline-style="none" fo:font-weight="bol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666666" fo:font-style="normal" style:text-underline-style="none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4" style:family="text">
      <style:text-properties fo:color="#666666" fo:font-style="normal" style:text-underline-style="none" officeooo:rsid="0016694a" fo:background-color="transparent" loext:char-shading-value="0" style:font-style-asian="normal" style:font-style-complex="normal"/>
    </style:style>
    <style:style style:name="T15" style:family="text">
      <style:text-properties fo:color="#666666" fo:font-style="normal" style:text-underline-style="none" officeooo:rsid="0018afff" fo:background-color="transparent" loext:char-shading-value="0" style:font-style-asian="normal" style:font-style-complex="normal"/>
    </style:style>
    <style:style style:name="T16" style:family="text">
      <style:text-properties fo:color="#666666" fo:font-style="normal" style:text-underline-style="none" officeooo:rsid="001ab001" fo:background-color="transparent" loext:char-shading-value="0" style:font-style-asian="normal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203bd3" style:font-size-asian="12pt" style:font-size-complex="12pt"/>
    </style:style>
    <style:style style:name="T19" style:family="text">
      <style:text-properties fo:font-size="12pt" officeooo:rsid="0021707d" style:font-size-asian="12pt" style:font-size-complex="12pt"/>
    </style:style>
    <style:style style:name="T20" style:family="text">
      <style:text-properties fo:font-size="12pt" officeooo:rsid="0022d9e3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font-name="apple-system1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Çalışma Hakkında</text:p>
      <text:p text:style-name="P25"><text:span text:style-name="T2">Bu r</text:span><text:span text:style-name="T3">ehber ile PhpStorm ve diğer Jetbrains IDE'lerinin özellik dolu dünyasında kaybolmayacaksınız. </text:span><text:span text:style-name="T4">PhpStorm’un t</text:span><text:span text:style-name="T3">üm özellikler</text:span><text:span text:style-name="T4">ine </text:span><text:span text:style-name="T3">hakim olacak, onları anlayarak kolaylıkla kullanabileceksiniz. </text:span><text:span text:style-name="T5">Bu </text:span><text:span text:style-name="T6">çalışma </text:span><text:span text:style-name="T5">Onur Özden tarafından Phpstorm adlı yazılımın kullanıcıları için hazırlanmıştır. </text:span><text:span text:style-name="T6">Bu kullanıcı rehberine g</text:span><text:span text:style-name="T5">ithub üzerinden veya</text:span><text:span text:style-name="T9"> </text:span><text:a xlink:type="simple" xlink:href="mailto:info@onurozden.io" text:style-name="Internet_20_link" text:visited-style-name="Visited_20_Internet_20_Link"><text:span text:style-name="T26">info@onurozden.io</text:span></text:a><text:span text:style-name="T8"> </text:span><text:span text:style-name="T5">adresine mail atarak içeriğe katkıda bulunabilirsiniz. Bu kullanıcı rehberi, her </text:span><text:span text:style-name="T7">ana PhpStorm </text:span><text:span text:style-name="T5">güncelleme</text:span><text:span text:style-name="T7">sinden sonra</text:span><text:span text:style-name="T5"> tekrar güncellenecektir. </text:span></text:p>
      <text:p text:style-name="P24"/>
      <text:p text:style-name="P26"><text:span text:style-name="T1">Facebook Sayfamız: </text:span><text:a xlink:type="simple" xlink:href="https://www.facebook.com/phpstormrehberi" text:style-name="Internet_20_link" text:visited-style-name="Visited_20_Internet_20_Link"><text:span text:style-name="T10">https://www.facebook.com/phpstormrehberi</text:span></text:a><text:span text:style-name="T1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1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1"><text:soft-page-break/><text:s/><text:tab/><text:span text:style-name="T11">İçerik</text:span></text:p>
      <text:p text:style-name="P3">PhpStorm Kullanıcı Rehberi</text:p>
      <text:p text:style-name="P3"><text:s text:c="4"/>PhpStorm Nedir?</text:p>
      <text:p text:style-name="P3"><text:s text:c="6"/>PhpStorm’un Avantajları</text:p>
      <text:p text:style-name="P3"><text:s text:c="6"/>PhpStorm’un Dezavantajları</text:p>
      <text:p text:style-name="P9"><text:span text:style-name="T12"><text:s text:c="4"/></text:span><text:span text:style-name="T13">Menüler</text:span></text:p>
      <text:p text:style-name="P4"><text:s text:c="9"/>File</text:p>
      <text:p text:style-name="P4"><text:s text:c="7"/><text:tab/> <text:s text:c="3"/>New Project</text:p>
      <text:p text:style-name="P4"><text:tab/> <text:s text:c="3"/>New File</text:p>
      <text:p text:style-name="P4"><text:s text:c="2"/><text:tab/> <text:s text:c="3"/>New Stratch File</text:p>
      <text:p text:style-name="P4"><text:s/><text:tab/> <text:s text:c="3"/>Open</text:p>
      <text:p text:style-name="P4"><text:s text:c="3"/><text:tab/> <text:s text:c="3"/>Open URL</text:p>
      <text:p text:style-name="P9"><text:span text:style-name="T13"><text:s text:c="14"/></text:span><text:span text:style-name="T14">Create New Project from Existing Files</text:span></text:p>
      <text:p text:style-name="P5"><text:s/><text:tab/> <text:s text:c="3"/>Save As</text:p>
      <text:p text:style-name="P5"><text:tab/> <text:s text:c="3"/>Attach Project</text:p>
      <text:p text:style-name="P5"><text:s/><text:tab/> <text:s text:c="3"/>Open Recent</text:p>
      <text:p text:style-name="P5"><text:tab/> <text:s text:c="7"/>Manage Projects</text:p>
      <text:p text:style-name="P5"><text:s/><text:tab/> <text:s text:c="3"/>Close Project</text:p>
      <text:p text:style-name="P5"><text:tab/> <text:s text:c="3"/>Settings</text:p>
      <text:p text:style-name="P5"><text:tab/> <text:s text:c="3"/>Other Settings</text:p>
      <text:p text:style-name="P5"><text:tab/><text:tab/>Settings for New Project</text:p>
      <text:p text:style-name="P5"><text:tab/><text:tab/>Run Configuration Templates for New Projects</text:p>
      <text:p text:style-name="P5"><text:tab/> <text:s text:c="3"/>Import Settings</text:p>
      <text:p text:style-name="P5"><text:s text:c="3"/><text:tab/> <text:s text:c="3"/>Export Settings</text:p>
      <text:p text:style-name="P5"><text:tab/> <text:s text:c="3"/>Settings Repository</text:p>
      <text:p text:style-name="P5"><text:soft-page-break/><text:s text:c="3"/><text:tab/> <text:s text:c="3"/>Sync Settings to Jetbrains Accounts</text:p>
      <text:p text:style-name="P5"><text:tab/> <text:s text:c="3"/>Save All</text:p>
      <text:p text:style-name="P5"><text:tab/> <text:s text:c="3"/>Reload All from Disk</text:p>
      <text:p text:style-name="P5"><text:tab/> <text:s text:c="3"/>Invalidate Caches/Restart</text:p>
      <text:p text:style-name="P5"><text:tab/> <text:s text:c="3"/>Export to HTML</text:p>
      <text:p text:style-name="P5"><text:s/><text:tab/> <text:s text:c="3"/>Print</text:p>
      <text:p text:style-name="P6"><text:tab/> <text:s text:c="3"/>Associate with File Type</text:p>
      <text:p text:style-name="P6"><text:tab/> <text:s text:c="3"/>Line Separators</text:p>
      <text:p text:style-name="P6"><text:s/><text:tab/> <text:s text:c="7"/>CRLF - Windows (\r\n)</text:p>
      <text:p text:style-name="P6"><text:tab/> <text:s text:c="7"/>LF - Unix and macOS (\n)<text:tab/></text:p>
      <text:p text:style-name="P6"><text:tab/> <text:s text:c="7"/>CR – Classic macOS (\r</text:p>
      <text:p text:style-name="P10"><text:span text:style-name="T12"><text:tab/> <text:s text:c="3"/></text:span><text:span text:style-name="T15">Power Save Mode<text:tab/></text:span></text:p>
      <text:p text:style-name="P7"><text:tab/> <text:s text:c="3"/>Exit</text:p>
      <text:p text:style-name="P10"><text:span text:style-name="T15"><text:tab/></text:span><text:span text:style-name="T16">Edit</text:span></text:p>
      <text:p text:style-name="P8"><text:tab/> <text:s text:c="3"/>Undo</text:p>
      <text:p text:style-name="P8"><text:tab/> <text:s text:c="3"/>Redo</text:p>
      <text:p text:style-name="P8"><text:tab/> <text:s text:c="3"/>Cut</text:p>
      <text:p text:style-name="P8"><text:tab/> <text:s text:c="3"/>Copy</text:p>
      <text:p text:style-name="P8"><text:tab/> <text:s text:c="3"/>Paste</text:p>
      <text:p text:style-name="P8"><text:tab/> <text:s text:c="3"/>Paste from History</text:p>
      <text:p text:style-name="P8"><text:tab/> <text:s text:c="3"/>Paste without Formatting</text:p>
      <text:p text:style-name="P8"><text:tab/> <text:s text:c="3"/>Delete</text:p>
      <text:p text:style-name="P8"><text:tab/> <text:s text:c="3"/>Fin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8" text:outline-level="2"><text:soft-page-break/><text:span text:style-name="T22">File &gt; </text:span>New Project</text:h>
      <text:p text:style-name="P22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p text:style-name="P21"/>
      <text:h text:style-name="P23" text:outline-level="1">File &gt; New</text:h>
      <text:p text:style-name="P15">File menüsünden erişebileceğimiz <text:span text:style-name="T23">New</text:span> butonu yeni bir dosya oluşturmak için kullanılır. Grafiksel arayüze alternatif olarak New butonuna <text:span text:style-name="T23">Alt+Insert</text:span> kısayolu ile erişebiliriz.</text:p>
      <text:h text:style-name="P29" text:outline-level="2"><text:span text:style-name="T23">New </text:span>Butonunun Seçenekleri</text:h>
      <text:p text:style-name="P13"><text:span text:style-name="T21">File: </text:span><text:span text:style-name="T17">Uzantısını kullanıcının belirleyebileceği </text:span><text:span text:style-name="T18">yeni bir </text:span><text:span text:style-name="T17">dosya oluşturur.</text:span></text:p>
      <text:p text:style-name="P12"><text:span text:style-name="T17">New Scratch File: “</text:span><text:span text:style-name="T18">stratch” isimli seçilecek dilin uzantısına sahip yeni bir dosya oluşturur. </text:span></text:p>
      <text:p text:style-name="P16">Directory: Yeni bir dizin oluşturur.</text:p>
      <text:p text:style-name="P16">PHP File: “.php” uzantısına sahip yeni bir dosya oluşturur.</text:p>
      <text:p text:style-name="P16">PHP Class: Yeni bir PHP sınıfı (PHP class) oluşturur.</text:p>
      <text:h text:style-name="P30" text:outline-level="3">File Templates</text:h>
      <text:p text:style-name="P14">Bu başlık altındaki butonlardan seçtiğiniz dilin dosyasını oluşturabiliriz. Dosyanın uzantısı otomatik olarak ayarlanır ve dosya oluştururken değiştirilemez. </text:p>
      <text:p text:style-name="P17">HTML File</text:p>
      <text:p text:style-name="P19">HTML 5 File: “.html” uzantısına ve HTML 5 temel etiketlerine sahip yeni bir dosya oluşturur.</text:p>
      <text:p text:style-name="P19">HTML 4 File: “.html” uzantısına ve HTML 4 temel etiketlerine sahip yeni bir dosya oluşturur.</text:p>
      <text:p text:style-name="P19">XHTML File: “.xhtml” uzantısına ve XHTML temel etiketlerine sahip yeni bir dosya oluşturur.</text:p>
      <text:p text:style-name="P18">Stylesheet</text:p>
      <text:p text:style-name="P11"><text:span text:style-name="T19">CSS: </text:span><text:span text:style-name="T17">“.css” uzantısına ve utf-8 karakter setine sahip yeni bir dosya oluşturur.</text:span></text:p>
      <text:p text:style-name="P20">LESS: “.less” uzantısına sahip yeni bir dosya oluşturur.</text:p>
      <text:p text:style-name="P20">SASS: “.sass” uzantısına sahip yeni bir dosya oluşturur.</text:p>
      <text:p text:style-name="P20"><text:soft-page-break/>SCSS: “.scss” uzantısına sahip yeni bir dosya oluşturur.</text:p>
      <text:p text:style-name="P27"><text:span text:style-name="T17">Javascript File: “.</text:span><text:span text:style-name="T20">js” uzantısına sahip yeni bir dosya oluşturur.</text:span><text:span text:style-name="T1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472in" fo:text-align="center" style:justify-single-word="false"/>
      <style:text-properties style:font-name="Ubuntu" fo:font-family="Ubuntu" style:font-pitch="variable" fo:font-size="11.5pt" fo:font-weight="normal" officeooo:rsid="001fa14e" style:font-size-asian="11.5pt" style:font-weight-asian="normal" style:font-size-complex="11.5pt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lisma_5f_hakkinda" style:display-name="calisma_hakkinda" style:family="paragraph" style:parent-style-name="Text_20_body">
      <style:paragraph-properties fo:margin-left="0.3937in" fo:margin-right="0.0398in" fo:text-indent="0.3937in" style:auto-text-indent="false"/>
      <style:text-properties officeooo:rsid="00206a43"/>
    </style:style>
    <style:style style:name="Title" style:family="paragraph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19-12-31T18:27:31.305679713</dc:date>
    <meta:editing-duration>PT1H11M2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4" meta:paragraph-count="73" meta:word-count="413" meta:character-count="3403" meta:non-whitespace-character-count="2781"/>
  </office:meta>
</office:document-meta>
</file>